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d2ae" officeooo:paragraph-rsid="0019d2a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d2ae" officeooo:paragraph-rsid="0019d2a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9d2ae" officeooo:paragraph-rsid="0019d2a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b0c0e" officeooo:paragraph-rsid="001b0c0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d0195" officeooo:paragraph-rsid="001d019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e5650" officeooo:paragraph-rsid="001e565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9d2ae" officeooo:paragraph-rsid="0019d2ae" style:font-size-asian="14pt" style:font-size-complex="14pt"/>
    </style:style>
    <style:style style:name="T1" style:family="text">
      <style:text-properties officeooo:rsid="001b0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T and PHS</text:p>
      <text:p text:style-name="P1"/>
      <text:p text:style-name="P2">I have been told to make an amplifier emitting on band 39, central frequency of 1.9GHz.</text:p>
      <text:p text:style-name="P2">It uses DECT and PHS and is free to use.<text:line-break/>What are these 2 things ?</text:p>
      <text:p text:style-name="P2"/>
      <text:p text:style-name="P2"/>
      <text:p text:style-name="P2"/>
      <text:p text:style-name="P7">DECT</text:p>
      <text:p text:style-name="P7"/>
      <text:p text:style-name="P3">C’est la 2ème norme la plus utilisée derrère GSM.<text:span text:style-name="T1">Utilisée pour les communications sans fil courte distance.</text:span></text:p>
      <text:p text:style-name="P4">La bande de fréquence entre 1880MHz et 1900MHz est non licensée, la bande située entre 1900MHe et 1920MHz (partagée avec UMTS (3G )) peut être également utilisée pour le moment.</text:p>
      <text:p text:style-name="P5">Cette bande est néanmoins prévue dans l’extension de bande de fréquence pour l’IMT-2000 (de la 3G, aussi.) </text:p>
      <text:p text:style-name="P5"/>
      <text:p text:style-name="P6">Par défaut, en Europe, DECT est utilisé entre 1880MHz et 1900MHz. </text:p>
      <text:p text:style-name="P6">La bande 39 court de 1880MHz à 1920 MHz (40MHz de bw) et est , comme dit plus haut, libre d’utilisation. Donc utilisons c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09:21:17.834643033</meta:creation-date>
    <dc:date>2019-06-24T09:50:49.127225788</dc:date>
    <meta:editing-duration>PT19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34" meta:character-count="751" meta:non-whitespace-character-count="624"/>
  </office:meta>
</office:document-meta>
</file>